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A quien corresponda.</text:p>
      <text:p text:style-name="P4">Servidores.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7</meta:editing-cycles>
    <meta:creation-date>2016-04-14T13:11:00</meta:creation-date>
    <dc:date>2016-05-19T21:24:37.70</dc:date>
    <meta:editing-duration>PT3M36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5" meta:character-count="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